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214cm" style:rel-column-width="4678*"/>
    </style:style>
    <style:style style:name="表20.B" style:family="table-column">
      <style:table-column-properties style:column-width="1.588cm" style:rel-column-width="6119*"/>
    </style:style>
    <style:style style:name="表20.C" style:family="table-column">
      <style:table-column-properties style:column-width="14.199cm"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12" style:family="paragraph" style:parent-style-name="Text_20_body">
      <style:text-properties style:font-name="Arimo" style:font-name-asian="Arimo"/>
    </style:style>
    <style:style style:name="P13" style:family="paragraph" style:parent-style-name="Text_20_body">
      <style:text-properties style:font-name="ＭＳ Ｐゴシック" style:font-name-asian="ＭＳ Ｐゴシック"/>
    </style:style>
    <style:style style:name="P14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5" style:family="paragraph" style:parent-style-name="Text_20_body" style:list-style-name="L64">
      <style:text-properties style:font-name="Arial" fo:font-size="13pt" style:font-name-asian="Arimo" style:font-size-asian="13pt" style:font-size-complex="13pt"/>
    </style:style>
    <style:style style:name="P16" style:family="paragraph" style:parent-style-name="Text_20_body">
      <style:text-properties style:font-name="ＭＳ Ｐゴシック" style:font-name-asian="ＭＳ Ｐゴシック"/>
    </style:style>
    <style:style style:name="P17" style:family="paragraph" style:parent-style-name="Text_20_body" style:list-style-name="L63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23" style:family="paragraph" style:parent-style-name="Standard" style:list-style-name="L64">
      <style:text-properties style:font-name="Arial" fo:font-size="13pt" style:font-name-asian="Arimo" style:font-size-asian="13pt" style:font-size-complex="13pt"/>
    </style:style>
    <style:style style:name="P24" style:family="paragraph" style:parent-style-name="Table_20_Contents">
      <style:text-properties style:font-name="ＭＳ Ｐゴシック" style:font-name-asian="ＭＳ Ｐゴシック"/>
    </style:style>
    <style:style style:name="P25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0527_160013</text:p>
      <text:p text:style-name="P13">myself / towa diary / XXX</text:p>
      <text:p text:style-name="P3"><text:span text:style-name="T3">作業日：5</text:span><text:span text:style-name="T5">/25</text:span><text:span text:style-name="T4"> tu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8">1</text:p>
          </table:table-cell>
          <table:table-cell table:style-name="表19.B1" office:value-type="string">
            <text:p text:style-name="P8">現場</text:p>
          </table:table-cell>
          <table:table-cell table:style-name="表19.C1" office:value-type="string">
            <text:p text:style-name="P11">国立市富士見台二丁目新築計画</text:p>
          </table:table-cell>
        </table:table-row>
        <table:table-row>
          <table:table-cell table:style-name="表19.A2" office:value-type="float" office:value="2">
            <text:p text:style-name="P8">2</text:p>
          </table:table-cell>
          <table:table-cell table:style-name="表19.B2" office:value-type="string">
            <text:p text:style-name="P8">天気</text:p>
          </table:table-cell>
          <table:table-cell table:style-name="表19.C2" office:value-type="string">
            <text:p text:style-name="P9">晴れ。雲あり。</text:p>
          </table:table-cell>
        </table:table-row>
        <table:table-row>
          <table:table-cell table:style-name="表19.A2" office:value-type="float" office:value="3">
            <text:p text:style-name="P8">3</text:p>
          </table:table-cell>
          <table:table-cell table:style-name="表19.B2" office:value-type="string">
            <text:p text:style-name="P8">最寄り</text:p>
          </table:table-cell>
          <table:table-cell table:style-name="表19.C2" office:value-type="string">
            <text:p text:style-name="P9">谷保駅</text:p>
          </table:table-cell>
        </table:table-row>
        <table:table-row>
          <table:table-cell table:style-name="表19.B2" office:value-type="string">
            <text:p text:style-name="P8">3-2</text:p>
            <text:p text:style-name="P8"/>
          </table:table-cell>
          <table:table-cell table:style-name="表19.B2" office:value-type="string">
            <text:p text:style-name="P9">開始／終了時刻</text:p>
          </table:table-cell>
          <table:table-cell table:style-name="表19.C2" office:value-type="string">
            <text:list xml:id="list5013178505578888004" text:style-name="L1">
              <text:list-item>
                <text:p text:style-name="P26">開始　　９：３０ぐらいか</text:p>
              </text:list-item>
              <text:list-item>
                <text:p text:style-name="P26">詰所到着　１４：５０頃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8">4</text:p>
          </table:table-cell>
          <table:table-cell table:style-name="表19.B2" office:value-type="string">
            <text:p text:style-name="P8">他職：ポンプ</text:p>
          </table:table-cell>
          <table:table-cell table:style-name="表19.C2" office:value-type="string">
            <text:list xml:id="list2680592484007200105" text:style-name="L2">
              <text:list-item>
                <text:p text:style-name="P27">自分がいたチームは、一人。１０トン車。１７０少し、３０半ばか。ガタイがいい。太め。手馴れている。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8">5</text:p>
          </table:table-cell>
          <table:table-cell table:style-name="表19.B2" office:value-type="string">
            <text:p text:style-name="P8">他職：土工さん</text:p>
          </table:table-cell>
          <table:table-cell table:style-name="表19.C2" office:value-type="string">
            <text:list xml:id="list3674756633466960755" text:style-name="L3">
              <text:list-item>
                <text:p text:style-name="P28">バイブ２人。私が担当した人は、メガネあり。５０前後か。１７３ぐらい。やや、痩せている。</text:p>
              </text:list-item>
              <text:list-item>
                <text:p text:style-name="P28">もう一人のバイブの人。前回もいた。髪を少し伸ばしている。６０前後か。顔は、アイヌ系の顔立ち。日に焼けている。発達系の特徴か、話しの内容が、分かりづらい。</text:p>
              </text:list-item>
              <text:list-item>
                <text:p text:style-name="P28">洗いの人。バイブの２番目の人と、顔立ちが似ている。１７０少しか。顔つきが、やはり、発達系の特徴を見せている。</text:p>
              </text:list-item>
              <text:list-item>
                <text:p text:style-name="P28">自分のいたチームの土工さんたち。の、職長さん。小柄。１６０ぐらいか。顔は、浅黒い。ヒゲあり。髪を伸ばしている。後ろで、無造作（と、見える）に、巻きまとめている。レゲエ関連の人たちのように。途中、ハイウォッシャーの水が、止まる。元栓を止めたよう。そこで、近くで、メッシュを移動させていたこのひとに、水が止まった旨を告げる。すると、何かを短く呟く。私には、応答しない。メッシュの移動を続ける。おかしい人か、と私は訝しみ、そのままにする。しばらくして、なにげなく、ハイウォッシャーのボタンを、また引いてみる。水が、元通り、勢いを伴って出てくる。</text:p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8">6</text:p>
          </table:table-cell>
          <table:table-cell table:style-name="表19.B2" office:value-type="string">
            <text:p text:style-name="P8">他職：電気屋さんの相番の人</text:p>
          </table:table-cell>
          <table:table-cell table:style-name="表19.C2" office:value-type="string">
            <text:list xml:id="list7234764737688584966" text:style-name="L4">
              <text:list-item>
                <text:p text:style-name="P29">３０後半ぐらいか。１７０少し。ガタイは、わりといい。結婚指輪、している。前回と同じ人か。もと、ゼネコンにいた。その前は、サブコン。URや、竹中組が取引先だった。彼らは、注文が細かい、頭が古い。とのこと。分譲マンションの仕事。変更（設計の、だろう）が、多い。とのこと。いまは、設備の、現場の仕事。いまの仕事のほうが、「楽しい」</text:p>
              </text:list-item>
            </text:list>
          </table:table-cell>
        </table:table-row>
        <table:table-row>
          <table:table-cell table:style-name="表19.B2" office:value-type="string">
            <text:p text:style-name="P8">6--2</text:p>
          </table:table-cell>
          <table:table-cell table:style-name="表19.B2" office:value-type="string">
            <text:p text:style-name="P8">他職：<text:span text:style-name="T2">警備</text:span></text:p>
          </table:table-cell>
          <table:table-cell table:style-name="表19.C2" office:value-type="string">
            <text:list xml:id="list7278736695625353623" text:style-name="L5">
              <text:list-item>
                <text:p text:style-name="P30">２人。職長さんは、小柄な人。１６０少しか。丸っこい体格。日に焼けている。目と、髪の毛が、やや、灰色がかっている。朝、朝礼スペースの端で着替えをしていると、ここはポンプ車が入るよ、と告げてくる。一瞬、頭に血が上る。またつまらない、からんでくるような指示か。すぐに、平静に戻す。おそらく、告げずにおいて、あとから、「警備さん、”汚れるよ”って、いってくれよ！！」などと、責任を負わされたことがあるのだろう。</text:p>
              </text:list-item>
            </text:list>
          </table:table-cell>
        </table:table-row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土間屋さん</text:span></text:p>
          </table:table-cell>
          <table:table-cell table:style-name="表19.C2" office:value-type="string">
            <text:list xml:id="list8351074757671749193" text:style-name="L6">
              <text:list-item>
                <text:p text:style-name="P31">カンボジアか、東南アジア系の顔立ちの人たち。あるいは、ベトナムか。３０前だろう。レベルの導線に入っていて、彼らの幾人かに、「レベル！」と声を受ける。片手をわずかに挙げて、とっさに、横へ逃げる。</text:p>
              </text:list-item>
            </text:list>
          </table:table-cell>
        </table:table-row>
        <text:soft-page-break/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大工さん</text:span></text:p>
          </table:table-cell>
          <table:table-cell table:style-name="表19.C2" office:value-type="string">
            <text:list xml:id="list7459934524434610157" text:style-name="L7">
              <text:list-item>
                <text:p text:style-name="P32"/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8">7</text:p>
          </table:table-cell>
          <table:table-cell table:style-name="表19.B2" office:value-type="string">
            <text:p text:style-name="P8">監督さん</text:p>
          </table:table-cell>
          <table:table-cell table:style-name="表19.C2" office:value-type="string">
            <text:list xml:id="list5262397768160241731" text:style-name="L8">
              <text:list-item>
                <text:p text:style-name="P33">前回にいた、若い人。今回は、見当たらない。スラブで、ポンプの人と、土工の親方さんが談笑。その中で、「若い方の監督は…」と、ポンプ屋さんの声が、切れ切れに聞こえた。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8">8</text:p>
          </table:table-cell>
          <table:table-cell table:style-name="表19.B2" office:value-type="string">
            <text:p text:style-name="P8">発注者の方</text:p>
          </table:table-cell>
          <table:table-cell table:style-name="表19.C2" office:value-type="string">
            <text:list xml:id="list948420582209178215" text:style-name="L9">
              <text:list-item>
                <text:p text:style-name="P34">東田さん。前回の人とは、違う。前回の人が、「小嶋」さんか。前回も、指示書には、東田さんの名前が記載されていたと記憶する。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東和からの同僚</text:p>
          </table:table-cell>
          <table:table-cell table:style-name="表19.C2" office:value-type="string">
            <text:list xml:id="list136851360830545068" text:style-name="L10">
              <text:list-item>
                <text:p text:style-name="P35"/>
              </text:list-item>
            </text:list>
          </table:table-cell>
        </table:table-row>
        <table:table-row>
          <table:table-cell table:style-name="表19.A2" office:value-type="float" office:value="9">
            <text:p text:style-name="P8">9</text:p>
          </table:table-cell>
          <table:table-cell table:style-name="表19.B2" office:value-type="string">
            <text:p text:style-name="P8">現場見取り図</text:p>
          </table:table-cell>
          <table:table-cell table:style-name="表19.C2" office:value-type="string">
            <text:p text:style-name="P8"/>
          </table:table-cell>
        </table:table-row>
        <table:table-row>
          <table:table-cell table:style-name="表19.A2" office:value-type="float" office:value="10">
            <text:p text:style-name="P8">10</text:p>
          </table:table-cell>
          <table:table-cell table:style-name="表19.B2" office:value-type="string">
            <text:p text:style-name="P9">段取り</text:p>
          </table:table-cell>
          <table:table-cell table:style-name="表19.C2" office:value-type="string">
            <text:list xml:id="list218262222472371647" text:style-name="L11">
              <text:list-item>
                <text:p text:style-name="P36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行き帰りでの出来事、見聞</text:p>
          </table:table-cell>
          <table:table-cell table:style-name="表19.C2" office:value-type="string">
            <text:list xml:id="list5939560326019334160" text:style-name="L12">
              <text:list-item>
                <text:p text:style-name="P37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周囲の事物</text:p>
          </table:table-cell>
          <table:table-cell table:style-name="表19.C2" office:value-type="string">
            <text:list xml:id="list2963289892521686302" text:style-name="L13">
              <text:list-item>
                <text:p text:style-name="P38">現場の近く。駅への途中。「健祐」という漢字を載せた看板。を、掲げてある、作業場。</text:p>
              </text:list-item>
              <text:list-item>
                <text:p text:style-name="P38">「論より証拠」他、４連の文句を書いた、看板。を、出している、寿司屋さん。上記の「健祐」の、さらに２ブロックほど、駅方面へ進んだ場所に。</text:p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8">11</text:p>
          </table:table-cell>
          <table:table-cell table:style-name="表19.B2" office:value-type="string">
            <text:p text:style-name="P9">その他</text:p>
          </table:table-cell>
          <table:table-cell table:style-name="表19.C2" office:value-type="string">
            <text:list xml:id="list6940786239088713736" text:style-name="L14">
              <text:list-item>
                <text:p text:style-name="P39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8">12</text:p>
          </table:table-cell>
          <table:table-cell table:style-name="表19.B2" office:value-type="string">
            <text:p text:style-name="P9">やってもらったこと</text:p>
          </table:table-cell>
          <table:table-cell table:style-name="表19.C2" office:value-type="string">
            <text:list xml:id="list3679603468037382009" text:style-name="L15">
              <text:list-item>
                <text:p text:style-name="P40">朝礼のあと、東田さんに、現場を案内してもらった。電気配管、つまり、CD管。太いものは、それほど留意しなくてもいいが、そこでも使われていた、細いもの。は、潰れてしまう。とのこと。そして、潰れてしまったら、手でほぐして、手当てしてくれ、とのこと。</text:p>
              </text:list-item>
              <text:list-item>
                <text:p text:style-name="P40">土工の、上記の、バイブ担当の、話しがよく分からないひと。最後、もういいよ、と言ってくれた。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危険予知、危険感知</text:p>
          </table:table-cell>
          <table:table-cell table:style-name="表19.C2" office:value-type="string">
            <text:list xml:id="list2151657160292631659" text:style-name="L16">
              <text:list-item>
                <text:p text:style-name="P41">当日の話しではないが、足場の所々に渡してある単管やアングル、他、それらの類い。固定されていないものが、時折ある。あるいは、半固定。力を加えると、ググッと、小幅ながら、動く。重心を置くと、身のバランスを崩す。</text:p>
              </text:list-item>
            </text:list>
          </table:table-cell>
        </table:table-row>
      </table:table>
      <text:p text:style-name="P13"/>
      <text:p text:style-name="P4">[/ XXXX] 20210527_163034</text:p>
      <text:p text:style-name="P5"/>
      <text:p text:style-name="P7"/>
      <text:p text:style-name="P2">---------------------------------------------------------------</text:p>
      <text:p text:style-name="P4">[XXX] 20210605_151517</text:p>
      <text:p text:style-name="P13"><text:soft-page-break/>myself / towa diary / XXX</text:p>
      <text:p text:style-name="P3"><text:span text:style-name="T3">作業日：6</text:span><text:span text:style-name="T5">/04</text:span><text:span text:style-name="T4"> f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8">1</text:p>
          </table:table-cell>
          <table:table-cell table:style-name="表20.B1" office:value-type="string">
            <text:p text:style-name="P8">現場</text:p>
          </table:table-cell>
          <table:table-cell table:style-name="表20.C1" office:value-type="string">
            <text:p text:style-name="P9">社会福祉法人まごころ　まごごろタウン</text:p>
          </table:table-cell>
        </table:table-row>
        <table:table-row>
          <table:table-cell table:style-name="表20.A2" office:value-type="float" office:value="2">
            <text:p text:style-name="P8">2</text:p>
          </table:table-cell>
          <table:table-cell table:style-name="表20.B2" office:value-type="string">
            <text:p text:style-name="P8">天気</text:p>
          </table:table-cell>
          <table:table-cell table:style-name="表20.C2" office:value-type="string">
            <text:p text:style-name="P9">雨</text:p>
          </table:table-cell>
        </table:table-row>
        <table:table-row>
          <table:table-cell table:style-name="表20.A2" office:value-type="float" office:value="3">
            <text:p text:style-name="P8">3</text:p>
          </table:table-cell>
          <table:table-cell table:style-name="表20.B2" office:value-type="string">
            <text:p text:style-name="P8">最寄り</text:p>
          </table:table-cell>
          <table:table-cell table:style-name="表20.C2" office:value-type="string">
            <text:p text:style-name="P9">団地坂上（バス）　百合ケ丘（鉄道）</text:p>
          </table:table-cell>
        </table:table-row>
        <table:table-row>
          <table:table-cell table:style-name="表20.B2" office:value-type="string">
            <text:p text:style-name="P8">3-2</text:p>
            <text:p text:style-name="P8"/>
          </table:table-cell>
          <table:table-cell table:style-name="表20.B2" office:value-type="string">
            <text:p text:style-name="P9">開始／終了時刻</text:p>
          </table:table-cell>
          <table:table-cell table:style-name="表20.C2" office:value-type="string">
            <text:list xml:id="list6432107868896599787" text:style-name="L17">
              <text:list-item>
                <text:p text:style-name="P42">開始　：　９時頃か？</text:p>
              </text:list-item>
              <text:list-item>
                <text:p text:style-name="P42">詰所到着　：　４：１０ぐらいか。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8">4</text:p>
          </table:table-cell>
          <table:table-cell table:style-name="表20.B2" office:value-type="string">
            <text:p text:style-name="P8">他職：ポンプ</text:p>
          </table:table-cell>
          <table:table-cell table:style-name="表20.C2" office:value-type="string">
            <text:list xml:id="list4670917974860463710" text:style-name="L18">
              <text:list-item>
                <text:p text:style-name="P43">FUJITA。３人。一人は、ベトナムか。</text:p>
              </text:list-item>
              <text:list-item>
                <text:p text:style-name="P43">職長らしき人、前にも、前回か、一緒になった。４０前後か、若く見える。かっぷく、良し。</text:p>
              </text:list-item>
              <text:list-item>
                <text:p text:style-name="P43">もう一人の日本人。３０半ばか。１６５少し。ヒゲあり。あご、ほお。</text:p>
              </text:list-item>
              <text:list-item>
                <text:p text:style-name="P43">trzeci osób jest osobą wietnamskim.</text:p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8">5</text:p>
          </table:table-cell>
          <table:table-cell table:style-name="表20.B2" office:value-type="string">
            <text:p text:style-name="P8">他職：土工さん</text:p>
          </table:table-cell>
          <table:table-cell table:style-name="表20.C2" office:value-type="string">
            <text:list xml:id="list209168825880994017" text:style-name="L19">
              <text:list-item>
                <text:p text:style-name="P44">バイブ、二人。ともに、ベトナム人。２０代後半か。手馴れている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8">6</text:p>
          </table:table-cell>
          <table:table-cell table:style-name="表20.B2" office:value-type="string">
            <text:p text:style-name="P8">他職：電気屋さんの相番の人</text:p>
          </table:table-cell>
          <table:table-cell table:style-name="表20.C2" office:value-type="string">
            <text:list xml:id="list2864469649691860788" text:style-name="L20">
              <text:list-item>
                <text:p text:style-name="P45">設備の相番。東和から。小杉営業所所属。検校さん。鹿児島出身（か？）住まいも、小杉。６１歳。電気が、小学生のときから好き。自宅に、オーディオなど、多数あり。ハンダ付け、得意。スピーカーも自作する。中学生の頃（と言っていたか）、ダンボールで自作した。真空管も持っている。アンプを作った。「重厚な」音がする、とのこと。フリーマーケットに好んで行く。大井競馬場で、大きなフリマがある。いまはコロナで、ない。解体屋さんが、品々を持ち込む。３０万を一日で儲ける、とのこと。今日の（金曜）仕事、前日の６時に電話が来た。明日の土曜、休みたい、とのこと。以前は、メーカに勤めていた。その後、テレビ関係。『鑑定団』という番組の制作に携わっていた（かなにか、制作の話しをした）。以前に、ケーナを買う。音が出ない。後、出た。その時点で、まあいいか、と、おしまい。</text:p>
              </text:list-item>
            </text:list>
          </table:table-cell>
        </table:table-row>
        <table:table-row>
          <table:table-cell table:style-name="表20.B2" office:value-type="string">
            <text:p text:style-name="P8">6--2</text:p>
          </table:table-cell>
          <table:table-cell table:style-name="表20.B2" office:value-type="string">
            <text:p text:style-name="P8">他職：<text:span text:style-name="T2">警備</text:span></text:p>
          </table:table-cell>
          <table:table-cell table:style-name="表20.C2" office:value-type="string">
            <text:list xml:id="list6139394667977893016" text:style-name="L21">
              <text:list-item>
                <text:p text:style-name="P46">朝、ゲートを開けた人は、女性。４０半ばか、１６０弱、小柄。声が、なにか、絡みつくような声色。</text:p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土間屋さん</text:span></text:p>
          </table:table-cell>
          <table:table-cell table:style-name="表20.C2" office:value-type="string">
            <text:list xml:id="list5092474263738566825" text:style-name="L22">
              <text:list-item>
                <text:p text:style-name="P47">赤いシャツを着た人がいる。親方さんらしき人。５０半ばか。中背。バイブの、ベトナムの人と、気軽に談話している。</text:p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大工さん</text:span></text:p>
          </table:table-cell>
          <table:table-cell table:style-name="表20.C2" office:value-type="string">
            <text:list xml:id="list8883720440195364172" text:style-name="L23">
              <text:list-item>
                <text:p text:style-name="P48">１７５ぐらい。顔立ちは、キリリとしている。</text:p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8">7</text:p>
          </table:table-cell>
          <table:table-cell table:style-name="表20.B2" office:value-type="string">
            <text:p text:style-name="P8">監督さん</text:p>
          </table:table-cell>
          <table:table-cell table:style-name="表20.C2" office:value-type="string">
            <text:list xml:id="list6699548013395649674" text:style-name="L24">
              <text:list-item>
                <text:p text:style-name="P49">４人ぐらい、いたか、スラブで見かけた人は。打設、モルタル出しの前に、設備の相番はどこだ！といったことを、怒鳴っている。設備の人は、表情を変えず、ただ、すいません、と受けている。この監督さんは、顔色、浅黒い。結婚指輪、あり。体格の横幅、ややあり。</text:p>
              </text:list-item>
              <text:list-item>
                <text:p text:style-name="P49">朝の朝礼は、会議室にて。</text:p>
              </text:list-item>
            </text:list>
          </table:table-cell>
        </table:table-row>
        <text:soft-page-break/>
        <table:table-row>
          <table:table-cell table:style-name="表20.A2" office:value-type="float" office:value="8">
            <text:p text:style-name="P8">8</text:p>
          </table:table-cell>
          <table:table-cell table:style-name="表20.B2" office:value-type="string">
            <text:p text:style-name="P8">発注者の方</text:p>
          </table:table-cell>
          <table:table-cell table:style-name="表20.C2" office:value-type="string">
            <text:list xml:id="list6829480400316684328" text:style-name="L25">
              <text:list-item>
                <text:p text:style-name="P50">扶桑電気の人。終わったあとのサインの時、あいさつした。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東和からの同僚</text:p>
          </table:table-cell>
          <table:table-cell table:style-name="表20.C2" office:value-type="string">
            <text:list xml:id="list2876095221939227015" text:style-name="L26">
              <text:list-item>
                <text:p text:style-name="P51">斉藤さん。下の名は、建二さん。以前２回、一緒になっている。職長をしてもらった。日報のサイン、元々は、各自用意。終わって詰所。斉藤さんは１０分ぐらい早く、上がっている。斉藤さんの日報に、私の名前を連名するよう、促してくれる。</text:p>
              </text:list-item>
            </text:list>
          </table:table-cell>
        </table:table-row>
        <table:table-row>
          <table:table-cell table:style-name="表20.A2" office:value-type="float" office:value="9">
            <text:p text:style-name="P8">9</text:p>
          </table:table-cell>
          <table:table-cell table:style-name="表20.B2" office:value-type="string">
            <text:p text:style-name="P8">現場見取り図</text:p>
          </table:table-cell>
          <table:table-cell table:style-name="表20.C2" office:value-type="string">
            <text:p text:style-name="P8"/>
          </table:table-cell>
        </table:table-row>
        <table:table-row>
          <table:table-cell table:style-name="表20.A2" office:value-type="float" office:value="10">
            <text:p text:style-name="P8">10</text:p>
          </table:table-cell>
          <table:table-cell table:style-name="表20.B2" office:value-type="string">
            <text:p text:style-name="P9">段取り</text:p>
          </table:table-cell>
          <table:table-cell table:style-name="表20.C2" office:value-type="string">
            <text:list xml:id="list684934764663470700" text:style-name="L27">
              <text:list-item>
                <text:p text:style-name="P52">区画の端に位置する、階段から。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行き帰りでの出来事、見聞</text:p>
          </table:table-cell>
          <table:table-cell table:style-name="表20.C2" office:value-type="string">
            <text:list xml:id="list2270848151991030433" text:style-name="L28">
              <text:list-item>
                <text:p text:style-name="P53">帰り。百合ケ丘駅まで、歩き。検校さんと。同氏は、朝も、徒歩。武蔵溝の口で、別れる。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周囲の事物</text:p>
          </table:table-cell>
          <table:table-cell table:style-name="表20.C2" office:value-type="string">
            <text:list xml:id="list7977289165881897796" text:style-name="L29">
              <text:list-item>
                <text:p text:style-name="P54">団地がある。現場は、坂を上がって、少しなだらかになっている場所にある。</text:p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8">11</text:p>
          </table:table-cell>
          <table:table-cell table:style-name="表20.B2" office:value-type="string">
            <text:p text:style-name="P9">その他</text:p>
          </table:table-cell>
          <table:table-cell table:style-name="表20.C2" office:value-type="string">
            <text:list xml:id="list5361805866206031380" text:style-name="L30">
              <text:list-item>
                <text:p text:style-name="P55"/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8">12</text:p>
          </table:table-cell>
          <table:table-cell table:style-name="表20.B2" office:value-type="string">
            <text:p text:style-name="P9">やってもらったこと</text:p>
          </table:table-cell>
          <table:table-cell table:style-name="表20.C2" office:value-type="string">
            <text:list xml:id="list4974761560560071930" text:style-name="L31">
              <text:list-item>
                <text:p text:style-name="P56"/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危険予知、危険感知</text:p>
          </table:table-cell>
          <table:table-cell table:style-name="表20.C2" office:value-type="string">
            <text:list xml:id="list5540404360571421052" text:style-name="L32">
              <text:list-item>
                <text:p text:style-name="P57">スラブへ渡してある、階段。濡れている。滑るだろう、重心に位置によっては。</text:p>
              </text:list-item>
            </text:list>
          </table:table-cell>
        </table:table-row>
      </table:table>
      <text:p text:style-name="P13"/>
      <text:p text:style-name="P4">[/ XXXX] 20210605_155821</text:p>
      <text:p text:style-name="P5"/>
      <text:p text:style-name="P7"/>
      <text:p text:style-name="P2">---------------------------------------------------------------</text:p>
      <text:p text:style-name="P4">[XXX] 20210611_141120</text:p>
      <text:p text:style-name="P13">myself / towa diary / XXX</text:p>
      <text:p text:style-name="P3"><text:span text:style-name="T3">作業日：06</text:span><text:span text:style-name="T5">/</text:span></text:p>
      <text:p text:style-name="P3"><text:span text:style-name="T5">09</text:span><text:span text:style-name="T4"> w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9">社会福祉法人まごころ　まごごろタウン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9">晴れ。雲あり。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9">団地坂上（バス）　百合ケ丘（鉄道）</text:p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<text:soft-page-break/>刻</text:p>
          </table:table-cell>
          <table:table-cell table:style-name="表1.C2" office:value-type="string">
            <text:list xml:id="list5766484750394216002" text:style-name="L65">
              <text:list-item>
                <text:p text:style-name="P88">開始　：　９時頃には、始まっていたか</text:p>
              </text:list-item>
              <text:list-item>
                <text:p text:style-name="P88">詰所到着　：　１５：１０頃だったか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1536734422628249354" text:style-name="L33">
              <text:list-item>
                <text:p text:style-name="P58">「FUJITA」。自分のいたチーム。二人。一人は、前回も、ホース口を担当していた。恰幅のいい人。「ひらの」氏。もう一人は、弟さんらしい。ひょろっとした体格。１７３ぐらいか。猫背。黒いシャツ。まつげが長い。ホースを取ることはなく、傍らで見ている。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7804125120963808539" text:style-name="L34">
              <text:list-item>
                <text:p text:style-name="P59">前回と同じ人たち。バイブ２人。一人は、小柄。「鈴木土木」という名前が入っていたか、メット。６０前後か。「社長！」と呼びかけられていた。一度。声に張りがある。精力的。声がでかい。私や、他の土工さんなどに、なにか指示や注意を出すとき、大声で、一喝する。怒鳴る、というのとは違う。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1492882387752776766" text:style-name="L35">
              <text:list-item>
                <text:p text:style-name="P60">設備の相番の人。女の人。小柄。１６０弱か。体格は、細い、というよりは、華奢な印象。バイブの人が動いて、バイブの太コード（仮称）に、たるみが幾重かできているが、この人は、何も反応しない。</text:p>
              </text:list-item>
              <text:list-item>
                <text:p text:style-name="P60">終盤、私が、線を引くようにと、言葉をかける。この人は、ニッと笑みを作る。それだけ。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1195545817867565784" text:style-name="L36">
              <text:list-item>
                <text:p text:style-name="P61">６人ぐらいいたか。終了後、通用口を出る。マスクを顎の下へ下ろす。の時、ゲートにいた人、一人と、目が合う。私は、頭を軽く下げる。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4976166542452774029" text:style-name="L37">
              <text:list-item>
                <text:p text:style-name="P62">「仲地フロアー」。メットに、「なかち」と入れている人が、２人はいた。一人は、職長か。腹が出ている。両名とも、顔の肌は、浅黒い。目がクリリとしている。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5445059382541407750" text:style-name="L38">
              <text:list-item>
                <text:p text:style-name="P63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4528355454297899902" text:style-name="L39">
              <text:list-item>
                <text:p text:style-name="P64">前回の人。前回、スラブで、開始前の時間、怒鳴り声を上げていた人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4975682277209931402" text:style-name="L40">
              <text:list-item>
                <text:p text:style-name="P65">遠藤さん、だったか、職長の人。小柄１６５ぐらい。目がくりっとしている。もう一人の人、うまく思い出せない。１７０少し、あったか。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6294502565523791324" text:style-name="L41">
              <text:list-item>
                <text:p text:style-name="P66">斎藤建二さん。終わりは、建二さんのチームが先。１０分ぐらい、差があったか。最後、もう、既打設のスラブへ上がった頃、見上げると、水飲み場に、建二さんがいる。私は、手を上げる。「戻ってこい！」と、大声を出す。</text:p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8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5882199619433150737" text:style-name="L42">
              <text:list-item>
                <text:p text:style-name="P67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1880591722937578352" text:style-name="L43">
              <text:list-item>
                <text:p text:style-name="P68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6092861907360860608" text:style-name="L44">
              <text:list-item>
                <text:p text:style-name="P69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7854177874878266212" text:style-name="L45">
              <text:list-item>
                <text:p text:style-name="P70">昼休み。詰所は、席がほぼふさがっている。喫煙室の前の一画。長椅子がいくつか置かれている。その前方の、柵。の、パイプの１本の頭に、ガ<text:soft-page-break/>ラ袋を載せる。それによって出来た小さな陰。の下に入る。</text:p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4270613893836945441" text:style-name="L46">
              <text:list-item>
                <text:p text:style-name="P71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5348948295891509030" text:style-name="L47">
              <text:list-item>
                <text:p text:style-name="P72">足場階段の上り下り。足を踏み外しやすい。両手で、周囲のパイプ、階段のプレートなど、掴みながら歩行。</text:p>
              </text:list-item>
            </text:list>
          </table:table-cell>
        </table:table-row>
      </table:table>
      <text:p text:style-name="P13"/>
      <text:p text:style-name="P4">[/ XXXX] 20210611_142931</text:p>
      <text:p text:style-name="P5"/>
      <text:p text:style-name="P7">@@@</text:p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9"/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9"/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9"/>
          </table:table-cell>
        </table:table-row>
        <table:table-row>
          <table:table-cell table:style-name="表2.B2" office:value-type="string">
            <text:p text:style-name="P8">3-2</text:p>
            <text:p text:style-name="P8"/>
          </table:table-cell>
          <table:table-cell table:style-name="表2.B2" office:value-type="string">
            <text:p text:style-name="P9">開始／終了時刻</text:p>
          </table:table-cell>
          <table:table-cell table:style-name="表2.C2" office:value-type="string">
            <text:list xml:id="list34535926" text:continue-list="list6432107868896599787" text:style-name="L17">
              <text:list-item>
                <text:p text:style-name="P42">開始</text:p>
              </text:list-item>
              <text:list-item>
                <text:p text:style-name="P42">詰所到着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2357577353865730901" text:style-name="L66">
              <text:list-item>
                <text:p text:style-name="P89"/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6636543335125446991" text:style-name="L67">
              <text:list-item>
                <text:p text:style-name="P90"/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5829445697555617953" text:style-name="L68">
              <text:list-item>
                <text:p text:style-name="P91"/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2080489140093972290" text:style-name="L69">
              <text:list-item>
                <text:p text:style-name="P92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5303320791602850593" text:style-name="L70">
              <text:list-item>
                <text:p text:style-name="P93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oft-page-break/><text:span text:style-name="T2">大工さん</text:span></text:p>
          </table:table-cell>
          <table:table-cell table:style-name="表2.C2" office:value-type="string">
            <text:list xml:id="list5559130442745964972" text:style-name="L71">
              <text:list-item>
                <text:p text:style-name="P94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6794144267023965625" text:style-name="L72">
              <text:list-item>
                <text:p text:style-name="P95"/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4890963877781851575" text:style-name="L73">
              <text:list-item>
                <text:p text:style-name="P96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4353383469946967195" text:style-name="L74">
              <text:list-item>
                <text:p text:style-name="P97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8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2132226735735826900" text:style-name="L75">
              <text:list-item>
                <text:p text:style-name="P98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1817028850322362152" text:style-name="L76">
              <text:list-item>
                <text:p text:style-name="P99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151081339068062216" text:style-name="L77">
              <text:list-item>
                <text:p text:style-name="P100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4610325777439709727" text:style-name="L78">
              <text:list-item>
                <text:p text:style-name="P101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8">12</text:p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3817053079291561952" text:style-name="L79">
              <text:list-item>
                <text:p text:style-name="P102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危険予知、危険感知</text:p>
          </table:table-cell>
          <table:table-cell table:style-name="表2.C2" office:value-type="string">
            <text:list xml:id="list2016074919552778408" text:style-name="L80">
              <text:list-item>
                <text:p text:style-name="P103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5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9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9"/>
          </table:table-cell>
        </table:table-row>
        <text:soft-page-break/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B2" office:value-type="string">
            <text:p text:style-name="P8">3-2</text:p>
            <text:p text:style-name="P8"/>
          </table:table-cell>
          <table:table-cell table:style-name="表13.B2" office:value-type="string">
            <text:p text:style-name="P9">開始／終了時刻</text:p>
          </table:table-cell>
          <table:table-cell table:style-name="表13.C2" office:value-type="string">
            <text:list xml:id="list34508774" text:continue-list="list34535926" text:style-name="L17">
              <text:list-item>
                <text:p text:style-name="P42">開始</text:p>
              </text:list-item>
              <text:list-item>
                <text:p text:style-name="P42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7258282917398731693" text:style-name="L48">
              <text:list-item>
                <text:p text:style-name="P73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1406371149811201577" text:style-name="L49">
              <text:list-item>
                <text:p text:style-name="P74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2392358831880258886" text:style-name="L50">
              <text:list-item>
                <text:p text:style-name="P75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1152773767336036241" text:style-name="L51">
              <text:list-item>
                <text:p text:style-name="P76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</text:span><text:span text:style-name="T2">さん</text:span></text:p>
          </table:table-cell>
          <table:table-cell table:style-name="表13.C2" office:value-type="string">
            <text:list xml:id="list155743427940100524" text:style-name="L52">
              <text:list-item>
                <text:p text:style-name="P77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ん</text:span></text:p>
          </table:table-cell>
          <table:table-cell table:style-name="表13.C2" office:value-type="string">
            <text:list xml:id="list414670718453262073" text:style-name="L53">
              <text:list-item>
                <text:p text:style-name="P78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4688221771143840476" text:style-name="L54">
              <text:list-item>
                <text:p text:style-name="P79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2825296059235533187" text:style-name="L55">
              <text:list-item>
                <text:p text:style-name="P80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451987522961793672" text:style-name="L56">
              <text:list-item>
                <text:p text:style-name="P81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8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3337295411363994884" text:style-name="L57">
              <text:list-item>
                <text:p text:style-name="P82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3342737356358088844" text:style-name="L58">
              <text:list-item>
                <text:p text:style-name="P83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9090845794745232794" text:style-name="L59">
              <text:list-item>
                <text:p text:style-name="P84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2702019994068716065" text:style-name="L60">
              <text:list-item>
                <text:p text:style-name="P85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<text:soft-page-break/>もらったこと</text:p>
          </table:table-cell>
          <table:table-cell table:style-name="表13.C2" office:value-type="string">
            <text:list xml:id="list6468116074020618446" text:style-name="L61">
              <text:list-item>
                <text:p text:style-name="P86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知、危険感知</text:p>
          </table:table-cell>
          <table:table-cell table:style-name="表13.C2" office:value-type="string">
            <text:list xml:id="list301052541477959906" text:style-name="L62">
              <text:list-item>
                <text:p text:style-name="P87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13"/>
      <text:p text:style-name="P13"/>
      <text:p text:style-name="P6">/--------------------------------------------------------------- [TEMPLATE] /</text:p>
      <text:p text:style-name="P14"/>
      <text:p text:style-name="P6">--------------------------------------------------------- [STEPS : start] 20191117_134922</text:p>
      <text:list xml:id="list5151899160226125598" text:style-name="L63">
        <text:list-item>
          <text:p text:style-name="P17">start apps</text:p>
          <text:list>
            <text:list-item>
              <text:p text:style-name="P17">doc (this)</text:p>
            </text:list-item>
            <text:list-item>
              <text:p text:style-name="P17">folder : C:\WORKS_2\WS\WS_Others.miscs\misc_files</text:p>
            </text:list-item>
            <text:list-item>
              <text:p text:style-name="P17">web page</text:p>
              <text:list>
                <text:list-item>
                  <text:p text:style-name="P17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4"/>
      <text:p text:style-name="P6">--------------------------------------------------------- [STEPS : closing] 20191106_154827</text:p>
      <text:list xml:id="list6660019739972450941" text:style-name="L64">
        <text:list-item>
          <text:p text:style-name="P15">close</text:p>
          <text:list>
            <text:list-item>
              <text:p text:style-name="P15">image file</text:p>
            </text:list-item>
            <text:list-item>
              <text:p text:style-name="P15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5">folder : C:\WORKS_2\WS\WS_Others.miscs\misc_files</text:p>
            </text:list-item>
            <text:list-item>
              <text:p text:style-name="P15">this</text:p>
            </text:list-item>
          </text:list>
        </text:list-item>
        <text:list-item>
          <text:p text:style-name="P15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able:table-row>
          <table:table-cell table:style-name="表276.A2" office:value-type="string">
            <text:p text:style-name="P10">start C:\WORKS_2\shortcuts_docs\end_diary_towa.bat</text:p>
          </table:table-cell>
        </table:table-row>
        <table:table-row>
          <table:table-cell table:style-name="表276.A3" office:value-type="string">
            <text:p text:style-name="P10">r om &amp;&amp; git add -A &amp;&amp; git commit -m "(WS_Others.miscs : diary, towa) periodical updates" &amp;&amp; e &amp;&amp; p</text:p>
          </table:table-cell>
        </table:table-row>
        <table:table-row>
          <table:table-cell table:style-name="表276.A4" office:value-type="string">
            <text:p text:style-name="P10"/>
          </table:table-cell>
        </table:table-row>
        <table:table-row>
          <table:table-cell table:style-name="表276.A4" office:value-type="string">
            <text:p text:style-name="P10">e &amp;&amp; p</text:p>
          </table:table-cell>
        </table:table-row>
        <table:table-row>
          <table:table-cell table:style-name="表276.A4" office:value-type="string">
            <text:p text:style-name="P10"/>
          </table:table-cell>
        </table:table-row>
      </table:table>
      <text:list xml:id="list34526007" text:continue-numbering="true" text:style-name="L64">
        <text:list-item>
          <text:p text:style-name="P23"/>
        </text:list-item>
      </text:list>
      <text:p text:style-name="P14">/ <text:span text:style-name="T1">------------------------------------------------------ [STEPS : closing] 20191106_154827 /</text:span></text:p>
      <text:p text:style-name="P14"/>
      <text:p text:style-name="P1">================= EOF =================</text:p>
      <text:p text:style-name="P1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1-06-11T14:29:51.49</dc:date>
    <dc:creator>iwabuchi ken</dc:creator>
    <meta:editing-duration>P1DT16H36M53S</meta:editing-duration>
    <meta:editing-cycles>265</meta:editing-cycles>
    <meta:generator>OpenOffice/4.1.3$Win32 OpenOffice.org_project/413m1$Build-9783</meta:generator>
    <meta:document-statistic meta:table-count="6" meta:image-count="0" meta:object-count="0" meta:page-count="9" meta:paragraph-count="281" meta:word-count="4454" meta:character-count="6225"/>
  </office:meta>
</office:document-meta>
</file>